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91.17pt" svg:x="12.73pt" svg:y="0.31pt">
              <loext:p draw:notify-on-update-of-ranges="AJB.B3:AJB.B70 AJB.F2:AJB.F2 AJB.F3:AJB.F70 AJB.B3:AJB.B70 AJB.H2:AJB.H2 AJB.H3:AJB.H70 AJB.B3:AJB.B70 AJB.K2:AJB.K2 AJB.K3:AJB.K70 AJB.B3:AJB.B70 AJB.L2:AJB.L2 AJB.L3:AJB.L7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table:number-columns-repeated="2"/>
          <table:table-cell table:style-name="ce6" table:formula="of:=([.H33]/[.G33])" office:value-type="string" office:string-value="" calcext:value-type="error">
            <text:p>#DIV/0!</text:p>
          </table:table-cell>
          <table:table-cell/>
          <table:table-cell table:formula="of:=[.G33]/10" office:value-type="float" office:value="0" calcext:value-type="float">
            <text:p>0</text:p>
          </table:table-cell>
          <table:table-cell table:formula="of:=[.I3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table:number-columns-repeated="2"/>
          <table:table-cell table:style-name="ce6" table:formula="of:=([.H34]/[.G34])" office:value-type="string" office:string-value="" calcext:value-type="error">
            <text:p>#DIV/0!</text:p>
          </table:table-cell>
          <table:table-cell/>
          <table:table-cell table:formula="of:=[.G34]/10" office:value-type="float" office:value="0" calcext:value-type="float">
            <text:p>0</text:p>
          </table:table-cell>
          <table:table-cell table:formula="of:=[.I3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table:number-columns-repeated="2"/>
          <table:table-cell table:style-name="ce6" table:formula="of:=([.H35]/[.G35])" office:value-type="string" office:string-value="" calcext:value-type="error">
            <text:p>#DIV/0!</text:p>
          </table:table-cell>
          <table:table-cell/>
          <table:table-cell table:formula="of:=[.G35]/10" office:value-type="float" office:value="0" calcext:value-type="float">
            <text:p>0</text:p>
          </table:table-cell>
          <table:table-cell table:formula="of:=[.I3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table:number-columns-repeated="2"/>
          <table:table-cell table:style-name="ce6" table:formula="of:=([.H36]/[.G36])" office:value-type="string" office:string-value="" calcext:value-type="error">
            <text:p>#DIV/0!</text:p>
          </table:table-cell>
          <table:table-cell/>
          <table:table-cell table:formula="of:=[.G36]/10" office:value-type="float" office:value="0" calcext:value-type="float">
            <text:p>0</text:p>
          </table:table-cell>
          <table:table-cell table:formula="of:=[.I3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table:number-columns-repeated="2"/>
          <table:table-cell table:style-name="ce6" table:formula="of:=([.H37]/[.G37])" office:value-type="string" office:string-value="" calcext:value-type="error">
            <text:p>#DIV/0!</text:p>
          </table:table-cell>
          <table:table-cell/>
          <table:table-cell table:formula="of:=[.G37]/10" office:value-type="float" office:value="0" calcext:value-type="float">
            <text:p>0</text:p>
          </table:table-cell>
          <table:table-cell table:formula="of:=[.I3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table:number-columns-repeated="2"/>
          <table:table-cell table:style-name="ce6" table:formula="of:=([.H38]/[.G38])" office:value-type="string" office:string-value="" calcext:value-type="error">
            <text:p>#DIV/0!</text:p>
          </table:table-cell>
          <table:table-cell/>
          <table:table-cell table:formula="of:=[.G38]/10" office:value-type="float" office:value="0" calcext:value-type="float">
            <text:p>0</text:p>
          </table:table-cell>
          <table:table-cell table:formula="of:=[.I3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table:number-columns-repeated="2"/>
          <table:table-cell table:style-name="ce6" table:formula="of:=([.H39]/[.G39])" office:value-type="string" office:string-value="" calcext:value-type="error">
            <text:p>#DIV/0!</text:p>
          </table:table-cell>
          <table:table-cell/>
          <table:table-cell table:formula="of:=[.G39]/10" office:value-type="float" office:value="0" calcext:value-type="float">
            <text:p>0</text:p>
          </table:table-cell>
          <table:table-cell table:formula="of:=[.I3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table:number-columns-repeated="2"/>
          <table:table-cell table:style-name="ce6" table:formula="of:=([.H40]/[.G40])" office:value-type="string" office:string-value="" calcext:value-type="error">
            <text:p>#DIV/0!</text:p>
          </table:table-cell>
          <table:table-cell/>
          <table:table-cell table:formula="of:=[.G40]/10" office:value-type="float" office:value="0" calcext:value-type="float">
            <text:p>0</text:p>
          </table:table-cell>
          <table:table-cell table:formula="of:=[.I4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table:number-columns-repeated="2"/>
          <table:table-cell table:style-name="ce6" table:formula="of:=([.H41]/[.G41])" office:value-type="string" office:string-value="" calcext:value-type="error">
            <text:p>#DIV/0!</text:p>
          </table:table-cell>
          <table:table-cell/>
          <table:table-cell table:formula="of:=[.G41]/10" office:value-type="float" office:value="0" calcext:value-type="float">
            <text:p>0</text:p>
          </table:table-cell>
          <table:table-cell table:formula="of:=[.I4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table:number-columns-repeated="2"/>
          <table:table-cell table:style-name="ce6" table:formula="of:=([.H42]/[.G42])" office:value-type="string" office:string-value="" calcext:value-type="error">
            <text:p>#DIV/0!</text:p>
          </table:table-cell>
          <table:table-cell/>
          <table:table-cell table:formula="of:=[.G42]/10" office:value-type="float" office:value="0" calcext:value-type="float">
            <text:p>0</text:p>
          </table:table-cell>
          <table:table-cell table:formula="of:=[.I4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table:number-columns-repeated="2"/>
          <table:table-cell table:style-name="ce6" table:formula="of:=([.H43]/[.G43])" office:value-type="string" office:string-value="" calcext:value-type="error">
            <text:p>#DIV/0!</text:p>
          </table:table-cell>
          <table:table-cell/>
          <table:table-cell table:formula="of:=[.G43]/10" office:value-type="float" office:value="0" calcext:value-type="float">
            <text:p>0</text:p>
          </table:table-cell>
          <table:table-cell table:formula="of:=[.I4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table:number-columns-repeated="2"/>
          <table:table-cell table:style-name="ce6" table:formula="of:=([.H44]/[.G44])" office:value-type="string" office:string-value="" calcext:value-type="error">
            <text:p>#DIV/0!</text:p>
          </table:table-cell>
          <table:table-cell/>
          <table:table-cell table:formula="of:=[.G44]/10" office:value-type="float" office:value="0" calcext:value-type="float">
            <text:p>0</text:p>
          </table:table-cell>
          <table:table-cell table:formula="of:=[.I4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table:number-columns-repeated="2"/>
          <table:table-cell table:style-name="ce6" table:formula="of:=([.H45]/[.G45])" office:value-type="string" office:string-value="" calcext:value-type="error">
            <text:p>#DIV/0!</text:p>
          </table:table-cell>
          <table:table-cell/>
          <table:table-cell table:formula="of:=[.G45]/10" office:value-type="float" office:value="0" calcext:value-type="float">
            <text:p>0</text:p>
          </table:table-cell>
          <table:table-cell table:formula="of:=[.I4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table:number-columns-repeated="2"/>
          <table:table-cell table:style-name="ce6" table:formula="of:=([.H46]/[.G46])" office:value-type="string" office:string-value="" calcext:value-type="error">
            <text:p>#DIV/0!</text:p>
          </table:table-cell>
          <table:table-cell/>
          <table:table-cell table:formula="of:=[.G46]/10" office:value-type="float" office:value="0" calcext:value-type="float">
            <text:p>0</text:p>
          </table:table-cell>
          <table:table-cell table:formula="of:=[.I4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table:number-columns-repeated="2"/>
          <table:table-cell table:style-name="ce6" table:formula="of:=([.H47]/[.G47])" office:value-type="string" office:string-value="" calcext:value-type="error">
            <text:p>#DIV/0!</text:p>
          </table:table-cell>
          <table:table-cell/>
          <table:table-cell table:formula="of:=[.G47]/10" office:value-type="float" office:value="0" calcext:value-type="float">
            <text:p>0</text:p>
          </table:table-cell>
          <table:table-cell table:formula="of:=[.I4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table:number-columns-repeated="2"/>
          <table:table-cell table:style-name="ce6" table:formula="of:=([.H48]/[.G48])" office:value-type="string" office:string-value="" calcext:value-type="error">
            <text:p>#DIV/0!</text:p>
          </table:table-cell>
          <table:table-cell/>
          <table:table-cell table:formula="of:=[.G48]/10" office:value-type="float" office:value="0" calcext:value-type="float">
            <text:p>0</text:p>
          </table:table-cell>
          <table:table-cell table:formula="of:=[.I4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table:number-columns-repeated="2"/>
          <table:table-cell table:style-name="ce6" table:formula="of:=([.H49]/[.G49])" office:value-type="string" office:string-value="" calcext:value-type="error">
            <text:p>#DIV/0!</text:p>
          </table:table-cell>
          <table:table-cell/>
          <table:table-cell table:formula="of:=[.G49]/10" office:value-type="float" office:value="0" calcext:value-type="float">
            <text:p>0</text:p>
          </table:table-cell>
          <table:table-cell table:formula="of:=[.I4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table:number-columns-repeated="2"/>
          <table:table-cell table:style-name="ce6" table:formula="of:=([.H50]/[.G50])" office:value-type="string" office:string-value="" calcext:value-type="error">
            <text:p>#DIV/0!</text:p>
          </table:table-cell>
          <table:table-cell/>
          <table:table-cell table:formula="of:=[.G50]/10" office:value-type="float" office:value="0" calcext:value-type="float">
            <text:p>0</text:p>
          </table:table-cell>
          <table:table-cell table:formula="of:=[.I5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table:number-columns-repeated="2"/>
          <table:table-cell table:style-name="ce6" table:formula="of:=([.H51]/[.G51])" office:value-type="string" office:string-value="" calcext:value-type="error">
            <text:p>#DIV/0!</text:p>
          </table:table-cell>
          <table:table-cell/>
          <table:table-cell table:formula="of:=[.G51]/10" office:value-type="float" office:value="0" calcext:value-type="float">
            <text:p>0</text:p>
          </table:table-cell>
          <table:table-cell table:formula="of:=[.I5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table:number-columns-repeated="2"/>
          <table:table-cell table:style-name="ce6" table:formula="of:=([.H52]/[.G52])" office:value-type="string" office:string-value="" calcext:value-type="error">
            <text:p>#DIV/0!</text:p>
          </table:table-cell>
          <table:table-cell/>
          <table:table-cell table:formula="of:=[.G52]/10" office:value-type="float" office:value="0" calcext:value-type="float">
            <text:p>0</text:p>
          </table:table-cell>
          <table:table-cell table:formula="of:=[.I5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table:number-columns-repeated="2"/>
          <table:table-cell table:style-name="ce6" table:formula="of:=([.H53]/[.G53])" office:value-type="string" office:string-value="" calcext:value-type="error">
            <text:p>#DIV/0!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0" calcext:value-type="float">
            <text:p>0</text:p>
          </table:table-cell>
          <table:table-cell table:formula="of:=[.I5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table:number-columns-repeated="2"/>
          <table:table-cell table:style-name="ce6" table:formula="of:=([.H54]/[.G54])" office:value-type="string" office:string-value="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  <table:table-cell table:formula="of:=[.I5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table:number-columns-repeated="2"/>
          <table:table-cell table:style-name="ce6" table:formula="of:=([.H55]/[.G55])" office:value-type="string" office:string-value="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  <table:table-cell table:formula="of:=[.I5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table:number-columns-repeated="2"/>
          <table:table-cell table:style-name="ce6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table:number-columns-repeated="2"/>
          <table:table-cell table:style-name="ce6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table:number-columns-repeated="2"/>
          <table:table-cell table:style-name="ce6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table:number-columns-repeated="2"/>
          <table:table-cell table:style-name="ce6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table:number-columns-repeated="2"/>
          <table:table-cell table:style-name="ce6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table:number-columns-repeated="2"/>
          <table:table-cell table:style-name="ce6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table:number-columns-repeated="2"/>
          <table:table-cell table:style-name="ce6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26833" calcext:value-type="float">
            <text:p>126833</text:p>
          </table:table-cell>
          <table:table-cell table:style-name="ce1" table:formula="of:=SUM([.H3:.H70])" office:value-type="float" office:value="6698" calcext:value-type="float">
            <text:p>6698</text:p>
          </table:table-cell>
          <table:table-cell table:style-name="ce6" table:formula="of:=([.H72]/[.G72])" office:value-type="percentage" office:value="0.05280960002523" calcext:value-type="percentage">
            <text:p>5.28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office:forms form:automatic-focus="false" form:apply-design-mode="false"/>
        <table:shapes>
          <draw:frame draw:z-index="0" draw:style-name="gr2" draw:text-style-name="P2" svg:width="429.42pt" svg:height="255.26pt" svg:x="604.12pt" svg:y="50.77pt">
            <loext:p draw:notify-on-update-of-ranges="AAA.C3:AAA.C67 AAA.M1:AAA.M2 AAA.M3:AAA.M67 AAA.C3:AAA.C67 AAA.N1:AAA.N2 AAA.N3:AAA.N6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5">00/00/0000</text:date>, <text:time style:data-style-name="N2" text:time-value="16:43:57.1580672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7-02-25T16:48:46.429176831</dc:date>
    <meta:editing-duration>P2DT16H15M33S</meta:editing-duration>
    <meta:editing-cycles>86</meta:editing-cycles>
    <meta:generator>LibreOffice/5.1.4.2$Linux_X86_64 LibreOffice_project/10m0$Build-2</meta:generator>
    <meta:document-statistic meta:table-count="2" meta:cell-count="1365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82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5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123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798cm" svg:y="0.293cm" chart:style-name="ch2">
          <text:p>Astronomy and Astrophysics Abstracts</text:p>
        </chart:title>
        <chart:legend chart:legend-position="end" svg:x="11.954cm" svg:y="3.955cm" style:legend-expansion="high" chart:style-name="ch3"/>
        <chart:plot-area chart:style-name="ch4" table:cell-range-address="AAA.C3:AAA.C67 AAA.M1:AAA.N67" chart:data-source-has-labels="row" svg:x="1.314cm" svg:y="1.275cm" svg:width="10.337cm" svg:height="6.57cm">
          <chartooo:coordinate-region svg:x="2.121cm" svg:y="1.474cm" svg:width="9.012cm" svg:height="5.724cm"/>
          <chart:axis chart:dimension="x" chart:name="primary-x" chart:style-name="ch5">
            <chart:title svg:x="6.081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